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33.49pt" svg:height="645.28pt" svg:x="248.09pt" svg:y="3.77pt">
            <draw:object draw:notify-on-update-of-ranges="Sheet1.A2:Sheet1.A34 Sheet1.B1:Sheet1.B1 Sheet1.B2:Sheet1.B34 Sheet1.A2:Sheet1.A34 Sheet1.C1:Sheet1.C1 Sheet1.C2:Sheet1.C34 Sheet1.A2:Sheet1.A34 Sheet1.D1:Sheet1.D1 Sheet1.D2:Sheet1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14:46:39</text:p>
          </table:table-cell>
          <table:table-cell office:value-type="float" office:value="27.6" calcext:value-type="float">
            <text:p>27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14:46:40</text:p>
          </table:table-cell>
          <table:table-cell office:value-type="float" office:value="27.6" calcext:value-type="float">
            <text:p>27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14:46:41</text:p>
          </table:table-cell>
          <table:table-cell office:value-type="float" office:value="27.6" calcext:value-type="float">
            <text:p>27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5</text:p>
          </table:table-cell>
          <table:table-cell office:value-type="float" office:value="148.3" calcext:value-type="float">
            <text:p>148.3</text:p>
          </table:table-cell>
          <table:table-cell office:value-type="float" office:value="90" calcext:value-type="float">
            <text:p>90</text:p>
          </table:table-cell>
          <table:table-cell office:value-type="float" office:value="148.8" calcext:value-type="float">
            <text:p>148.8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4:48:31</text:p>
          </table:table-cell>
          <table:table-cell office:value-type="float" office:value="32.586875" calcext:value-type="float">
            <text:p>32.586875</text:p>
          </table:table-cell>
          <table:table-cell office:value-type="float" office:value="28.3" calcext:value-type="float">
            <text:p>28.3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14:48:32</text:p>
          </table:table-cell>
          <table:table-cell office:value-type="float" office:value="32.586875" calcext:value-type="float">
            <text:p>32.586875</text:p>
          </table:table-cell>
          <table:table-cell office:value-type="float" office:value="28.3" calcext:value-type="float">
            <text:p>28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48:32</text:p>
          </table:table-cell>
          <table:table-cell office:value-type="float" office:value="32.50375" calcext:value-type="float">
            <text:p>32.50375</text:p>
          </table:table-cell>
          <table:table-cell office:value-type="float" office:value="28.3" calcext:value-type="float">
            <text:p>28.3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14:48:32</text:p>
          </table:table-cell>
          <table:table-cell office:value-type="float" office:value="32.3725" calcext:value-type="float">
            <text:p>32.3725</text:p>
          </table:table-cell>
          <table:table-cell office:value-type="float" office:value="28.3" calcext:value-type="float">
            <text:p>28.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2.3725" calcext:value-type="float">
            <text:p>32.3725</text:p>
          </table:table-cell>
          <table:table-cell office:value-type="float" office:value="28.3" calcext:value-type="float">
            <text:p>28.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2.45125" calcext:value-type="float">
            <text:p>32.45125</text:p>
          </table:table-cell>
          <table:table-cell office:value-type="float" office:value="28.4" calcext:value-type="float">
            <text:p>28.4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2.499375" calcext:value-type="float">
            <text:p>32.499375</text:p>
          </table:table-cell>
          <table:table-cell office:value-type="float" office:value="28.8" calcext:value-type="float">
            <text:p>28.8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2.53" calcext:value-type="float">
            <text:p>32.53</text:p>
          </table:table-cell>
          <table:table-cell office:value-type="float" office:value="29.5" calcext:value-type="float">
            <text:p>29.5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2.551875" calcext:value-type="float">
            <text:p>32.551875</text:p>
          </table:table-cell>
          <table:table-cell office:value-type="float" office:value="33.6" calcext:value-type="float">
            <text:p>33.6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2.744375" calcext:value-type="float">
            <text:p>32.744375</text:p>
          </table:table-cell>
          <table:table-cell office:value-type="float" office:value="37.1" calcext:value-type="float">
            <text:p>37.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3.32625" calcext:value-type="float">
            <text:p>33.32625</text:p>
          </table:table-cell>
          <table:table-cell office:value-type="float" office:value="43.4" calcext:value-type="float">
            <text:p>43.4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4.450625" calcext:value-type="float">
            <text:p>34.450625</text:p>
          </table:table-cell>
          <table:table-cell office:value-type="float" office:value="47.5" calcext:value-type="float">
            <text:p>47.5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6.135" calcext:value-type="float">
            <text:p>36.135</text:p>
          </table:table-cell>
          <table:table-cell office:value-type="float" office:value="54.5" calcext:value-type="float">
            <text:p>54.5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14:48:33</text:p>
          </table:table-cell>
          <table:table-cell office:value-type="float" office:value="38.31375" calcext:value-type="float">
            <text:p>38.31375</text:p>
          </table:table-cell>
          <table:table-cell office:value-type="float" office:value="62.3" calcext:value-type="float">
            <text:p>62.3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42.2425" calcext:value-type="float">
            <text:p>42.2425</text:p>
          </table:table-cell>
          <table:table-cell office:value-type="float" office:value="67.6" calcext:value-type="float">
            <text:p>67.6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46.6175" calcext:value-type="float">
            <text:p>46.6175</text:p>
          </table:table-cell>
          <table:table-cell office:value-type="float" office:value="76.1" calcext:value-type="float">
            <text:p>76.1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51.5" calcext:value-type="float">
            <text:p>51.5</text:p>
          </table:table-cell>
          <table:table-cell office:value-type="float" office:value="84.8" calcext:value-type="float">
            <text:p>84.8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58.338125" calcext:value-type="float">
            <text:p>58.338125</text:p>
          </table:table-cell>
          <table:table-cell office:value-type="float" office:value="93.4" calcext:value-type="float">
            <text:p>93.4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64.865625" calcext:value-type="float">
            <text:p>64.865625</text:p>
          </table:table-cell>
          <table:table-cell office:value-type="float" office:value="99.2" calcext:value-type="float">
            <text:p>99.2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72.303125" calcext:value-type="float">
            <text:p>72.303125</text:p>
          </table:table-cell>
          <table:table-cell office:value-type="float" office:value="107.9" calcext:value-type="float">
            <text:p>107.9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79.605" calcext:value-type="float">
            <text:p>79.605</text:p>
          </table:table-cell>
          <table:table-cell office:value-type="float" office:value="116.1" calcext:value-type="float">
            <text:p>116.1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83.634375" calcext:value-type="float">
            <text:p>83.634375</text:p>
          </table:table-cell>
          <table:table-cell office:value-type="float" office:value="121.1" calcext:value-type="float">
            <text:p>121.1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86.871875" calcext:value-type="float">
            <text:p>86.871875</text:p>
          </table:table-cell>
          <table:table-cell office:value-type="float" office:value="128.5" calcext:value-type="float">
            <text:p>128.5</text:p>
          </table:table-cell>
          <table:table-cell office:value-type="float" office:value="126.6" calcext:value-type="float">
            <text:p>126.6</text:p>
          </table:table-cell>
        </table:table-row>
        <table:table-row table:style-name="ro1">
          <table:table-cell office:value-type="string" calcext:value-type="string">
            <text:p>14:48:34</text:p>
          </table:table-cell>
          <table:table-cell office:value-type="float" office:value="88.621875" calcext:value-type="float">
            <text:p>88.621875</text:p>
          </table:table-cell>
          <table:table-cell office:value-type="float" office:value="134" calcext:value-type="float">
            <text:p>134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1">
          <table:table-cell office:value-type="string" calcext:value-type="string">
            <text:p>14:48:35</text:p>
          </table:table-cell>
          <table:table-cell office:value-type="float" office:value="89.558125" calcext:value-type="float">
            <text:p>89.558125</text:p>
          </table:table-cell>
          <table:table-cell office:value-type="float" office:value="139.7" calcext:value-type="float">
            <text:p>139.7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string" calcext:value-type="string">
            <text:p>14:48:35</text:p>
          </table:table-cell>
          <table:table-cell office:value-type="float" office:value="90" calcext:value-type="float">
            <text:p>90</text:p>
          </table:table-cell>
          <table:table-cell office:value-type="float" office:value="142.3" calcext:value-type="float">
            <text:p>142.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14:48:35</text:p>
          </table:table-cell>
          <table:table-cell office:value-type="float" office:value="90" calcext:value-type="float">
            <text:p>90</text:p>
          </table:table-cell>
          <table:table-cell office:value-type="float" office:value="145.8" calcext:value-type="float">
            <text:p>145.8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8:35</text:p>
          </table:table-cell>
          <table:table-cell office:value-type="float" office:value="90" calcext:value-type="float">
            <text:p>90</text:p>
          </table:table-cell>
          <table:table-cell office:value-type="float" office:value="148.7" calcext:value-type="float">
            <text:p>148.7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string" calcext:value-type="string">
            <text:p>14:48:35</text:p>
          </table:table-cell>
          <table:table-cell office:value-type="float" office:value="90" calcext:value-type="float">
            <text:p>90</text:p>
          </table:table-cell>
          <table:table-cell office:value-type="float" office:value="149.9" calcext:value-type="float">
            <text:p>149.9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4:48:35</text:p>
          </table:table-cell>
          <table:table-cell office:value-type="float" office:value="90" calcext:value-type="float">
            <text:p>90</text:p>
          </table:table-cell>
          <table:table-cell office:value-type="float" office:value="152.4" calcext:value-type="float">
            <text:p>152.4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4:48:35</text:p>
          </table:table-cell>
          <table:table-cell office:value-type="float" office:value="90" calcext:value-type="float">
            <text:p>90</text:p>
          </table:table-cell>
          <table:table-cell office:value-type="float" office:value="152.3" calcext:value-type="float">
            <text:p>152.3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8:35</text:p>
          </table:table-cell>
          <table:table-cell office:value-type="float" office:value="90" calcext:value-type="float">
            <text:p>90</text:p>
          </table:table-cell>
          <table:table-cell office:value-type="float" office:value="152.1" calcext:value-type="float">
            <text:p>152.1</text:p>
          </table:table-cell>
          <table:table-cell office:value-type="float" office:value="148.6" calcext:value-type="float">
            <text:p>148.6</text:p>
          </table:table-cell>
        </table:table-row>
        <table:table-row table:style-name="ro1">
          <table:table-cell office:value-type="string" calcext:value-type="string">
            <text:p>14:48:35</text:p>
          </table:table-cell>
          <table:table-cell office:value-type="float" office:value="90" calcext:value-type="float">
            <text:p>90</text:p>
          </table:table-cell>
          <table:table-cell office:value-type="float" office:value="151.9" calcext:value-type="float">
            <text:p>151.9</text:p>
          </table:table-cell>
          <table:table-cell office:value-type="float" office:value="151.7" calcext:value-type="float">
            <text:p>151.7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4:51:23</text:p>
          </table:table-cell>
          <table:table-cell office:value-type="float" office:value="32.035625" calcext:value-type="float">
            <text:p>32.035625</text:p>
          </table:table-cell>
          <table:table-cell office:value-type="float" office:value="27.7" calcext:value-type="float">
            <text:p>27.7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14:51:24</text:p>
          </table:table-cell>
          <table:table-cell office:value-type="float" office:value="32.035625" calcext:value-type="float">
            <text:p>32.035625</text:p>
          </table:table-cell>
          <table:table-cell office:value-type="float" office:value="27.7" calcext:value-type="float">
            <text:p>27.7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14:51:24</text:p>
          </table:table-cell>
          <table:table-cell office:value-type="float" office:value="32.035625" calcext:value-type="float">
            <text:p>32.035625</text:p>
          </table:table-cell>
          <table:table-cell office:value-type="float" office:value="27.8" calcext:value-type="float">
            <text:p>27.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14:51:24</text:p>
          </table:table-cell>
          <table:table-cell office:value-type="float" office:value="32.035625" calcext:value-type="float">
            <text:p>32.035625</text:p>
          </table:table-cell>
          <table:table-cell office:value-type="float" office:value="27.9" calcext:value-type="float">
            <text:p>27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32.035625" calcext:value-type="float">
            <text:p>32.035625</text:p>
          </table:table-cell>
          <table:table-cell office:value-type="float" office:value="28.1" calcext:value-type="float">
            <text:p>28.1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32.035625" calcext:value-type="float">
            <text:p>32.035625</text:p>
          </table:table-cell>
          <table:table-cell office:value-type="float" office:value="28.7" calcext:value-type="float">
            <text:p>28.7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32.035625" calcext:value-type="float">
            <text:p>32.035625</text:p>
          </table:table-cell>
          <table:table-cell office:value-type="float" office:value="29.6" calcext:value-type="float">
            <text:p>29.6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32.035625" calcext:value-type="float">
            <text:p>32.035625</text:p>
          </table:table-cell>
          <table:table-cell office:value-type="float" office:value="33.6" calcext:value-type="float">
            <text:p>33.6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32.18" calcext:value-type="float">
            <text:p>32.18</text:p>
          </table:table-cell>
          <table:table-cell office:value-type="float" office:value="37" calcext:value-type="float">
            <text:p>37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32.46875" calcext:value-type="float">
            <text:p>32.46875</text:p>
          </table:table-cell>
          <table:table-cell office:value-type="float" office:value="42.7" calcext:value-type="float">
            <text:p>42.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33.488125" calcext:value-type="float">
            <text:p>33.488125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35.1025" calcext:value-type="float">
            <text:p>35.1025</text:p>
          </table:table-cell>
          <table:table-cell office:value-type="float" office:value="52.8" calcext:value-type="float">
            <text:p>52.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39.613125" calcext:value-type="float">
            <text:p>39.613125</text:p>
          </table:table-cell>
          <table:table-cell office:value-type="float" office:value="59.5" calcext:value-type="float">
            <text:p>59.5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14:51:25</text:p>
          </table:table-cell>
          <table:table-cell office:value-type="float" office:value="42.903125" calcext:value-type="float">
            <text:p>42.903125</text:p>
          </table:table-cell>
          <table:table-cell office:value-type="float" office:value="63.9" calcext:value-type="float">
            <text:p>63.9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47.3875" calcext:value-type="float">
            <text:p>47.3875</text:p>
          </table:table-cell>
          <table:table-cell office:value-type="float" office:value="70.4" calcext:value-type="float">
            <text:p>70.4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52.71625" calcext:value-type="float">
            <text:p>52.71625</text:p>
          </table:table-cell>
          <table:table-cell office:value-type="float" office:value="76.8" calcext:value-type="float">
            <text:p>76.8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57.695" calcext:value-type="float">
            <text:p>57.695</text:p>
          </table:table-cell>
          <table:table-cell office:value-type="float" office:value="82.7" calcext:value-type="float">
            <text:p>82.7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64.078125" calcext:value-type="float">
            <text:p>64.078125</text:p>
          </table:table-cell>
          <table:table-cell office:value-type="float" office:value="85.9" calcext:value-type="float">
            <text:p>85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70.220625" calcext:value-type="float">
            <text:p>70.220625</text:p>
          </table:table-cell>
          <table:table-cell office:value-type="float" office:value="89.6" calcext:value-type="float">
            <text:p>89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75.48375" calcext:value-type="float">
            <text:p>75.48375</text:p>
          </table:table-cell>
          <table:table-cell office:value-type="float" office:value="91.9" calcext:value-type="float">
            <text:p>91.9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78.52875" calcext:value-type="float">
            <text:p>78.52875</text:p>
          </table:table-cell>
          <table:table-cell office:value-type="float" office:value="92.2" calcext:value-type="float">
            <text:p>92.2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82.085625" calcext:value-type="float">
            <text:p>82.085625</text:p>
          </table:table-cell>
          <table:table-cell office:value-type="float" office:value="92.2" calcext:value-type="float">
            <text:p>92.2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85.253125" calcext:value-type="float">
            <text:p>85.253125</text:p>
          </table:table-cell>
          <table:table-cell office:value-type="float" office:value="92.5" calcext:value-type="float">
            <text:p>92.5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14:51:26</text:p>
          </table:table-cell>
          <table:table-cell office:value-type="float" office:value="87.755625" calcext:value-type="float">
            <text:p>87.755625</text:p>
          </table:table-cell>
          <table:table-cell office:value-type="float" office:value="92.6" calcext:value-type="float">
            <text:p>92.6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string" calcext:value-type="string">
            <text:p>14:51:27</text:p>
          </table:table-cell>
          <table:table-cell office:value-type="float" office:value="89.09875" calcext:value-type="float">
            <text:p>89.09875</text:p>
          </table:table-cell>
          <table:table-cell office:value-type="float" office:value="92.6" calcext:value-type="float">
            <text:p>92.6</text:p>
          </table:table-cell>
          <table:table-cell office:value-type="float" office:value="92.1" calcext:value-type="float">
            <text:p>92.1</text:p>
          </table:table-cell>
        </table:table-row>
      </table:table>
      <table:table table:name="Sheet4" table:style-name="ta1">
        <table:table-column table:style-name="co1" table:default-cell-style-name="ce1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4:57:17</text:p>
          </table:table-cell>
          <table:table-cell office:value-type="float" office:value="31.974375" calcext:value-type="float">
            <text:p>31.974375</text:p>
          </table:table-cell>
          <table:table-cell office:value-type="float" office:value="28.8" calcext:value-type="float">
            <text:p>28.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14:57:17</text:p>
          </table:table-cell>
          <table:table-cell office:value-type="float" office:value="31.99625" calcext:value-type="float">
            <text:p>31.99625</text:p>
          </table:table-cell>
          <table:table-cell office:value-type="float" office:value="28.8" calcext:value-type="float">
            <text:p>28.8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14:57:17</text:p>
          </table:table-cell>
          <table:table-cell office:value-type="float" office:value="32.009375" calcext:value-type="float">
            <text:p>32.009375</text:p>
          </table:table-cell>
          <table:table-cell office:value-type="float" office:value="28.8" calcext:value-type="float">
            <text:p>28.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14:57:17</text:p>
          </table:table-cell>
          <table:table-cell office:value-type="float" office:value="32.018125" calcext:value-type="float">
            <text:p>32.018125</text:p>
          </table:table-cell>
          <table:table-cell office:value-type="float" office:value="28.8" calcext:value-type="float">
            <text:p>28.8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14:57:17</text:p>
          </table:table-cell>
          <table:table-cell office:value-type="float" office:value="32.0225" calcext:value-type="float">
            <text:p>32.0225</text:p>
          </table:table-cell>
          <table:table-cell office:value-type="float" office:value="28.8" calcext:value-type="float">
            <text:p>28.8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14:57:18</text:p>
          </table:table-cell>
          <table:table-cell office:value-type="float" office:value="32.0225" calcext:value-type="float">
            <text:p>32.0225</text:p>
          </table:table-cell>
          <table:table-cell office:value-type="float" office:value="28.8" calcext:value-type="float">
            <text:p>28.8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14:57:18</text:p>
          </table:table-cell>
          <table:table-cell office:value-type="float" office:value="32.026875" calcext:value-type="float">
            <text:p>32.026875</text:p>
          </table:table-cell>
          <table:table-cell office:value-type="float" office:value="28.9" calcext:value-type="float">
            <text:p>28.9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14:57:18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8.9" calcext:value-type="float">
            <text:p>28.9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14:57:18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9" calcext:value-type="float">
            <text:p>2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14:57:18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9.1" calcext:value-type="float">
            <text:p>29.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14:57:18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9.2" calcext:value-type="float">
            <text:p>29.2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57:18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29.6" calcext:value-type="float">
            <text:p>29.6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32.1275" calcext:value-type="float">
            <text:p>32.1275</text:p>
          </table:table-cell>
          <table:table-cell office:value-type="float" office:value="30.6" calcext:value-type="float">
            <text:p>30.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32.29375" calcext:value-type="float">
            <text:p>32.29375</text:p>
          </table:table-cell>
          <table:table-cell office:value-type="float" office:value="33.3" calcext:value-type="float">
            <text:p>33.3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32.569375" calcext:value-type="float">
            <text:p>32.569375</text:p>
          </table:table-cell>
          <table:table-cell office:value-type="float" office:value="36" calcext:value-type="float">
            <text:p>36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33.04625" calcext:value-type="float">
            <text:p>33.04625</text:p>
          </table:table-cell>
          <table:table-cell office:value-type="float" office:value="40.2" calcext:value-type="float">
            <text:p>40.2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33.864375" calcext:value-type="float">
            <text:p>33.864375</text:p>
          </table:table-cell>
          <table:table-cell office:value-type="float" office:value="43.5" calcext:value-type="float">
            <text:p>43.5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35.623125" calcext:value-type="float">
            <text:p>35.623125</text:p>
          </table:table-cell>
          <table:table-cell office:value-type="float" office:value="49.4" calcext:value-type="float">
            <text:p>49.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37.605" calcext:value-type="float">
            <text:p>37.605</text:p>
          </table:table-cell>
          <table:table-cell office:value-type="float" office:value="53.8" calcext:value-type="float">
            <text:p>53.8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40.076875" calcext:value-type="float">
            <text:p>40.076875</text:p>
          </table:table-cell>
          <table:table-cell office:value-type="float" office:value="60.2" calcext:value-type="float">
            <text:p>60.2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43.4675" calcext:value-type="float">
            <text:p>43.4675</text:p>
          </table:table-cell>
          <table:table-cell office:value-type="float" office:value="63.8" calcext:value-type="float">
            <text:p>63.8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14:57:19</text:p>
          </table:table-cell>
          <table:table-cell office:value-type="float" office:value="47.155625" calcext:value-type="float">
            <text:p>47.155625</text:p>
          </table:table-cell>
          <table:table-cell office:value-type="float" office:value="68.1" calcext:value-type="float">
            <text:p>68.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51.985625" calcext:value-type="float">
            <text:p>51.985625</text:p>
          </table:table-cell>
          <table:table-cell office:value-type="float" office:value="73.4" calcext:value-type="float">
            <text:p>73.4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56.44375" calcext:value-type="float">
            <text:p>56.44375</text:p>
          </table:table-cell>
          <table:table-cell office:value-type="float" office:value="76.4" calcext:value-type="float">
            <text:p>76.4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61.34375" calcext:value-type="float">
            <text:p>61.34375</text:p>
          </table:table-cell>
          <table:table-cell office:value-type="float" office:value="80.5" calcext:value-type="float">
            <text:p>80.5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66.61125" calcext:value-type="float">
            <text:p>66.61125</text:p>
          </table:table-cell>
          <table:table-cell office:value-type="float" office:value="84.3" calcext:value-type="float">
            <text:p>84.3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70.999375" calcext:value-type="float">
            <text:p>70.999375</text:p>
          </table:table-cell>
          <table:table-cell office:value-type="float" office:value="87.4" calcext:value-type="float">
            <text:p>87.4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75.706875" calcext:value-type="float">
            <text:p>75.706875</text:p>
          </table:table-cell>
          <table:table-cell office:value-type="float" office:value="88" calcext:value-type="float">
            <text:p>88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79.005625" calcext:value-type="float">
            <text:p>79.005625</text:p>
          </table:table-cell>
          <table:table-cell office:value-type="float" office:value="88.7" calcext:value-type="float">
            <text:p>88.7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83.04375" calcext:value-type="float">
            <text:p>83.04375</text:p>
          </table:table-cell>
          <table:table-cell office:value-type="float" office:value="88.9" calcext:value-type="float">
            <text:p>88.9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86.355625" calcext:value-type="float">
            <text:p>86.355625</text:p>
          </table:table-cell>
          <table:table-cell office:value-type="float" office:value="88.7" calcext:value-type="float">
            <text:p>88.7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string" calcext:value-type="string">
            <text:p>14:57:20</text:p>
          </table:table-cell>
          <table:table-cell office:value-type="float" office:value="88.359375" calcext:value-type="float">
            <text:p>88.359375</text:p>
          </table:table-cell>
          <table:table-cell office:value-type="float" office:value="88.7" calcext:value-type="float">
            <text:p>88.7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string" calcext:value-type="string">
            <text:p>14:57:21</text:p>
          </table:table-cell>
          <table:table-cell office:value-type="float" office:value="89.426875" calcext:value-type="float">
            <text:p>89.426875</text:p>
          </table:table-cell>
          <table:table-cell office:value-type="float" office:value="88.7" calcext:value-type="float">
            <text:p>88.7</text:p>
          </table:table-cell>
          <table:table-cell office:value-type="float" office:value="88.4" calcext:value-type="float">
            <text:p>88.4</text:p>
          </table:table-cell>
        </table:table-row>
      </table:table>
      <table:table table:name="Sheet5" table:style-name="ta1">
        <table:table-column table:style-name="co1" table:default-cell-style-name="ce1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4:58:23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5" calcext:value-type="float">
            <text:p>27.5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4:58:23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4" calcext:value-type="float">
            <text:p>27.4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0.94625" calcext:value-type="float">
            <text:p>30.94625</text:p>
          </table:table-cell>
          <table:table-cell table:number-columns-repeated="2"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8" calcext:value-type="float">
            <text:p>27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8.1" calcext:value-type="float">
            <text:p>28.1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8.9" calcext:value-type="float">
            <text:p>28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1.090625" calcext:value-type="float">
            <text:p>31.090625</text:p>
          </table:table-cell>
          <table:table-cell office:value-type="float" office:value="31.9" calcext:value-type="float">
            <text:p>31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1.27" calcext:value-type="float">
            <text:p>31.27</text:p>
          </table:table-cell>
          <table:table-cell office:value-type="float" office:value="33.6" calcext:value-type="float">
            <text:p>33.6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1.545625" calcext:value-type="float">
            <text:p>31.545625</text:p>
          </table:table-cell>
          <table:table-cell office:value-type="float" office:value="37.5" calcext:value-type="float">
            <text:p>37.5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2.34625" calcext:value-type="float">
            <text:p>32.34625</text:p>
          </table:table-cell>
          <table:table-cell office:value-type="float" office:value="43.2" calcext:value-type="float">
            <text:p>43.2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3.32625" calcext:value-type="float">
            <text:p>33.32625</text:p>
          </table:table-cell>
          <table:table-cell office:value-type="float" office:value="47.5" calcext:value-type="float">
            <text:p>47.5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14:58:24</text:p>
          </table:table-cell>
          <table:table-cell office:value-type="float" office:value="35.365" calcext:value-type="float">
            <text:p>35.365</text:p>
          </table:table-cell>
          <table:table-cell office:value-type="float" office:value="51.1" calcext:value-type="float">
            <text:p>51.1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37.85" calcext:value-type="float">
            <text:p>37.85</text:p>
          </table:table-cell>
          <table:table-cell office:value-type="float" office:value="57.5" calcext:value-type="float">
            <text:p>57.5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40.5625" calcext:value-type="float">
            <text:p>40.5625</text:p>
          </table:table-cell>
          <table:table-cell office:value-type="float" office:value="62.2" calcext:value-type="float">
            <text:p>62.2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43.86125" calcext:value-type="float">
            <text:p>43.86125</text:p>
          </table:table-cell>
          <table:table-cell office:value-type="float" office:value="67" calcext:value-type="float">
            <text:p>67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47.619375" calcext:value-type="float">
            <text:p>47.619375</text:p>
          </table:table-cell>
          <table:table-cell office:value-type="float" office:value="71.6" calcext:value-type="float">
            <text:p>71.6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52.71625" calcext:value-type="float">
            <text:p>52.71625</text:p>
          </table:table-cell>
          <table:table-cell office:value-type="float" office:value="77.8" calcext:value-type="float">
            <text:p>77.8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57.80875" calcext:value-type="float">
            <text:p>57.80875</text:p>
          </table:table-cell>
          <table:table-cell office:value-type="float" office:value="81.8" calcext:value-type="float">
            <text:p>81.8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62.398125" calcext:value-type="float">
            <text:p>62.398125</text:p>
          </table:table-cell>
          <table:table-cell office:value-type="float" office:value="84.5" calcext:value-type="float">
            <text:p>84.5</text:p>
          </table:table-cell>
          <table:table-cell office:value-type="float" office:value="81.9" calcext:value-type="float">
            <text:p>81.9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73.650625" calcext:value-type="float">
            <text:p>73.650625</text:p>
          </table:table-cell>
          <table:table-cell office:value-type="float" office:value="88.1" calcext:value-type="float">
            <text:p>88.1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78.5375" calcext:value-type="float">
            <text:p>78.5375</text:p>
          </table:table-cell>
          <table:table-cell office:value-type="float" office:value="90.1" calcext:value-type="float">
            <text:p>90.1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string" calcext:value-type="string">
            <text:p>14:58:25</text:p>
          </table:table-cell>
          <table:table-cell office:value-type="float" office:value="83.774375" calcext:value-type="float">
            <text:p>83.774375</text:p>
          </table:table-cell>
          <table:table-cell table:number-columns-repeated="2" office:value-type="float" office:value="89.9" calcext:value-type="float">
            <text:p>89.9</text:p>
          </table:table-cell>
        </table:table-row>
        <table:table-row table:style-name="ro1">
          <table:table-cell office:value-type="string" calcext:value-type="string">
            <text:p>14:58:26</text:p>
          </table:table-cell>
          <table:table-cell office:value-type="float" office:value="86.968125" calcext:value-type="float">
            <text:p>86.968125</text:p>
          </table:table-cell>
          <table:table-cell office:value-type="float" office:value="89.9" calcext:value-type="float">
            <text:p>89.9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14:58:26</text:p>
          </table:table-cell>
          <table:table-cell office:value-type="float" office:value="88.355" calcext:value-type="float">
            <text:p>88.355</text:p>
          </table:table-cell>
          <table:table-cell office:value-type="float" office:value="89.8" calcext:value-type="float">
            <text:p>89.8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string" calcext:value-type="string">
            <text:p>14:58:26</text:p>
          </table:table-cell>
          <table:table-cell office:value-type="float" office:value="89.426875" calcext:value-type="float">
            <text:p>89.426875</text:p>
          </table:table-cell>
          <table:table-cell office:value-type="float" office:value="89.8" calcext:value-type="float">
            <text:p>89.8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string" calcext:value-type="string">
            <text:p>14:58:26</text:p>
          </table:table-cell>
          <table:table-cell office:value-type="float" office:value="89.995625" calcext:value-type="float">
            <text:p>89.995625</text:p>
          </table:table-cell>
          <table:table-cell office:value-type="float" office:value="89.8" calcext:value-type="float">
            <text:p>89.8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58:26</text:p>
          </table:table-cell>
          <table:table-cell office:value-type="float" office:value="90" calcext:value-type="float">
            <text:p>90</text:p>
          </table:table-cell>
          <table:table-cell office:value-type="float" office:value="89.8" calcext:value-type="float">
            <text:p>89.8</text:p>
          </table:table-cell>
          <table:table-cell office:value-type="float" office:value="89.5" calcext:value-type="float">
            <text:p>89.5</text:p>
          </table:table-cell>
        </table:table-row>
      </table:table>
      <table:table table:name="Sheet6" table:style-name="ta1">
        <table:table-column table:style-name="co1" table:default-cell-style-name="ce1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5:00:40</text:p>
          </table:table-cell>
          <table:table-cell office:value-type="float" office:value="30.955" calcext:value-type="float">
            <text:p>30.955</text:p>
          </table:table-cell>
          <table:table-cell office:value-type="float" office:value="27.6" calcext:value-type="float">
            <text:p>27.6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15:00:40</text:p>
          </table:table-cell>
          <table:table-cell office:value-type="float" office:value="30.955" calcext:value-type="float">
            <text:p>30.955</text:p>
          </table:table-cell>
          <table:table-cell office:value-type="float" office:value="27.5" calcext:value-type="float">
            <text:p>27.5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0.955" calcext:value-type="float">
            <text:p>30.955</text:p>
          </table:table-cell>
          <table:table-cell office:value-type="float" office:value="27.7" calcext:value-type="float">
            <text:p>27.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0.955" calcext:value-type="float">
            <text:p>30.955</text:p>
          </table:table-cell>
          <table:table-cell office:value-type="float" office:value="27.8" calcext:value-type="float">
            <text:p>27.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7.9" calcext:value-type="float">
            <text:p>27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1.0075" calcext:value-type="float">
            <text:p>31.0075</text:p>
          </table:table-cell>
          <table:table-cell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1.186875" calcext:value-type="float">
            <text:p>31.186875</text:p>
          </table:table-cell>
          <table:table-cell office:value-type="float" office:value="28.3" calcext:value-type="float">
            <text:p>28.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1.29625" calcext:value-type="float">
            <text:p>31.29625</text:p>
          </table:table-cell>
          <table:table-cell office:value-type="float" office:value="28.7" calcext:value-type="float">
            <text:p>28.7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1.3575" calcext:value-type="float">
            <text:p>31.3575</text:p>
          </table:table-cell>
          <table:table-cell office:value-type="float" office:value="29.6" calcext:value-type="float">
            <text:p>29.6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1.589375" calcext:value-type="float">
            <text:p>31.589375</text:p>
          </table:table-cell>
          <table:table-cell office:value-type="float" office:value="31.9" calcext:value-type="float">
            <text:p>31.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1.90875" calcext:value-type="float">
            <text:p>31.90875</text:p>
          </table:table-cell>
          <table:table-cell office:value-type="float" office:value="34.3" calcext:value-type="float">
            <text:p>34.3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15:00:41</text:p>
          </table:table-cell>
          <table:table-cell office:value-type="float" office:value="32.350625" calcext:value-type="float">
            <text:p>32.350625</text:p>
          </table:table-cell>
          <table:table-cell office:value-type="float" office:value="36.2" calcext:value-type="float">
            <text:p>36.2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33.286875" calcext:value-type="float">
            <text:p>33.286875</text:p>
          </table:table-cell>
          <table:table-cell office:value-type="float" office:value="38.5" calcext:value-type="float">
            <text:p>38.5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34.39375" calcext:value-type="float">
            <text:p>34.39375</text:p>
          </table:table-cell>
          <table:table-cell office:value-type="float" office:value="44" calcext:value-type="float">
            <text:p>44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36.113125" calcext:value-type="float">
            <text:p>36.113125</text:p>
          </table:table-cell>
          <table:table-cell office:value-type="float" office:value="48" calcext:value-type="float">
            <text:p>48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38.515" calcext:value-type="float">
            <text:p>38.515</text:p>
          </table:table-cell>
          <table:table-cell office:value-type="float" office:value="51.5" calcext:value-type="float">
            <text:p>51.5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40.90375" calcext:value-type="float">
            <text:p>40.90375</text:p>
          </table:table-cell>
          <table:table-cell office:value-type="float" office:value="57.8" calcext:value-type="float">
            <text:p>57.8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43.576875" calcext:value-type="float">
            <text:p>43.576875</text:p>
          </table:table-cell>
          <table:table-cell office:value-type="float" office:value="62.2" calcext:value-type="float">
            <text:p>62.2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46.989375" calcext:value-type="float">
            <text:p>46.989375</text:p>
          </table:table-cell>
          <table:table-cell office:value-type="float" office:value="65.9" calcext:value-type="float">
            <text:p>65.9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50.900625" calcext:value-type="float">
            <text:p>50.900625</text:p>
          </table:table-cell>
          <table:table-cell office:value-type="float" office:value="71.8" calcext:value-type="float">
            <text:p>71.8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55.95375" calcext:value-type="float">
            <text:p>55.95375</text:p>
          </table:table-cell>
          <table:table-cell office:value-type="float" office:value="76.1" calcext:value-type="float">
            <text:p>76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5:00:42</text:p>
          </table:table-cell>
          <table:table-cell office:value-type="float" office:value="60.499375" calcext:value-type="float">
            <text:p>60.499375</text:p>
          </table:table-cell>
          <table:table-cell office:value-type="float" office:value="81.7" calcext:value-type="float">
            <text:p>81.7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string" calcext:value-type="string">
            <text:p>15:00:43</text:p>
          </table:table-cell>
          <table:table-cell office:value-type="float" office:value="65.705625" calcext:value-type="float">
            <text:p>65.705625</text:p>
          </table:table-cell>
          <table:table-cell office:value-type="float" office:value="84.6" calcext:value-type="float">
            <text:p>84.6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string" calcext:value-type="string">
            <text:p>15:00:43</text:p>
          </table:table-cell>
          <table:table-cell office:value-type="float" office:value="70.995" calcext:value-type="float">
            <text:p>70.995</text:p>
          </table:table-cell>
          <table:table-cell office:value-type="float" office:value="88.6" calcext:value-type="float">
            <text:p>88.6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15:00:43</text:p>
          </table:table-cell>
          <table:table-cell office:value-type="float" office:value="75.426875" calcext:value-type="float">
            <text:p>75.426875</text:p>
          </table:table-cell>
          <table:table-cell office:value-type="float" office:value="90.2" calcext:value-type="float">
            <text:p>90.2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string" calcext:value-type="string">
            <text:p>15:00:43</text:p>
          </table:table-cell>
          <table:table-cell office:value-type="float" office:value="80.515" calcext:value-type="float">
            <text:p>80.515</text:p>
          </table:table-cell>
          <table:table-cell office:value-type="float" office:value="91.5" calcext:value-type="float">
            <text:p>91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5:00:43</text:p>
          </table:table-cell>
          <table:table-cell office:value-type="float" office:value="83.4375" calcext:value-type="float">
            <text:p>83.4375</text:p>
          </table:table-cell>
          <table:table-cell office:value-type="float" office:value="91.5" calcext:value-type="float">
            <text:p>91.5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15:00:43</text:p>
          </table:table-cell>
          <table:table-cell office:value-type="float" office:value="86.810625" calcext:value-type="float">
            <text:p>86.810625</text:p>
          </table:table-cell>
          <table:table-cell office:value-type="float" office:value="91.5" calcext:value-type="float">
            <text:p>91.5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string" calcext:value-type="string">
            <text:p>15:00:43</text:p>
          </table:table-cell>
          <table:table-cell office:value-type="float" office:value="88.621875" calcext:value-type="float">
            <text:p>88.621875</text:p>
          </table:table-cell>
          <table:table-cell office:value-type="float" office:value="91.5" calcext:value-type="float">
            <text:p>91.5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15:00:43</text:p>
          </table:table-cell>
          <table:table-cell office:value-type="float" office:value="89.575625" calcext:value-type="float">
            <text:p>89.575625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5:00:43</text:p>
          </table:table-cell>
          <table:table-cell office:value-type="float" office:value="90" calcext:value-type="float">
            <text:p>90</text:p>
          </table:table-cell>
          <table:table-cell office:value-type="float" office:value="91.4" calcext:value-type="float">
            <text:p>91.4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15:00:44</text:p>
          </table:table-cell>
          <table:table-cell office:value-type="float" office:value="90" calcext:value-type="float">
            <text:p>90</text:p>
          </table:table-cell>
          <table:table-cell office:value-type="float" office:value="91.4" calcext:value-type="float">
            <text:p>91.4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string" calcext:value-type="string">
            <text:p>15:00:44</text:p>
          </table:table-cell>
          <table:table-cell office:value-type="float" office:value="90" calcext:value-type="float">
            <text:p>90</text:p>
          </table:table-cell>
          <table:table-cell office:value-type="float" office:value="91.3" calcext:value-type="float">
            <text:p>91.3</text:p>
          </table:table-cell>
          <table:table-cell office:value-type="float" office:value="91.1" calcext:value-type="float">
            <text:p>91.1</text:p>
          </table:table-cell>
        </table:table-row>
      </table:table>
      <table:table table:name="Sheet7" table:style-name="ta1">
        <table:table-column table:style-name="co1" table:default-cell-style-name="ce1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5:01:55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5" calcext:value-type="float">
            <text:p>27.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15:01:56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5" calcext:value-type="float">
            <text:p>27.5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5:01:56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6" calcext:value-type="float">
            <text:p>27.6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15:01:56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7" calcext:value-type="float">
            <text:p>27.7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15:01:56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8.2" calcext:value-type="float">
            <text:p>28.2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15:01:56</text:p>
          </table:table-cell>
          <table:table-cell office:value-type="float" office:value="31.003125" calcext:value-type="float">
            <text:p>31.003125</text:p>
          </table:table-cell>
          <table:table-cell office:value-type="float" office:value="29.1" calcext:value-type="float">
            <text:p>29.1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15:01:56</text:p>
          </table:table-cell>
          <table:table-cell office:value-type="float" office:value="31.1825" calcext:value-type="float">
            <text:p>31.1825</text:p>
          </table:table-cell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string" calcext:value-type="string">
            <text:p>15:01:56</text:p>
          </table:table-cell>
          <table:table-cell office:value-type="float" office:value="31.440625" calcext:value-type="float">
            <text:p>31.440625</text:p>
          </table:table-cell>
          <table:table-cell office:value-type="float" office:value="33.9" calcext:value-type="float">
            <text:p>33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15:01:56</text:p>
          </table:table-cell>
          <table:table-cell office:value-type="float" office:value="31.795" calcext:value-type="float">
            <text:p>31.795</text:p>
          </table:table-cell>
          <table:table-cell office:value-type="float" office:value="37.4" calcext:value-type="float">
            <text:p>37.4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32.67" calcext:value-type="float">
            <text:p>32.67</text:p>
          </table:table-cell>
          <table:table-cell office:value-type="float" office:value="40.9" calcext:value-type="float">
            <text:p>40.9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33.99125" calcext:value-type="float">
            <text:p>33.99125</text:p>
          </table:table-cell>
          <table:table-cell office:value-type="float" office:value="44.1" calcext:value-type="float">
            <text:p>44.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35.40875" calcext:value-type="float">
            <text:p>35.40875</text:p>
          </table:table-cell>
          <table:table-cell office:value-type="float" office:value="49.7" calcext:value-type="float">
            <text:p>49.7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38.090625" calcext:value-type="float">
            <text:p>38.090625</text:p>
          </table:table-cell>
          <table:table-cell office:value-type="float" office:value="54.1" calcext:value-type="float">
            <text:p>54.1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40.129375" calcext:value-type="float">
            <text:p>40.129375</text:p>
          </table:table-cell>
          <table:table-cell office:value-type="float" office:value="58.9" calcext:value-type="float">
            <text:p>58.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43.603125" calcext:value-type="float">
            <text:p>43.603125</text:p>
          </table:table-cell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47.908125" calcext:value-type="float">
            <text:p>47.908125</text:p>
          </table:table-cell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51.9025" calcext:value-type="float">
            <text:p>51.9025</text:p>
          </table:table-cell>
          <table:table-cell office:value-type="float" office:value="74.6" calcext:value-type="float">
            <text:p>74.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56.9775" calcext:value-type="float">
            <text:p>56.9775</text:p>
          </table:table-cell>
          <table:table-cell office:value-type="float" office:value="77.9" calcext:value-type="float">
            <text:p>77.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15:01:57</text:p>
          </table:table-cell>
          <table:table-cell office:value-type="float" office:value="62.2275" calcext:value-type="float">
            <text:p>62.2275</text:p>
          </table:table-cell>
          <table:table-cell office:value-type="float" office:value="81.2" calcext:value-type="float">
            <text:p>81.2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string" calcext:value-type="string">
            <text:p>15:01:58</text:p>
          </table:table-cell>
          <table:table-cell office:value-type="float" office:value="66.935" calcext:value-type="float">
            <text:p>66.935</text:p>
          </table:table-cell>
          <table:table-cell office:value-type="float" office:value="84.4" calcext:value-type="float">
            <text:p>84.4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string" calcext:value-type="string">
            <text:p>15:01:58</text:p>
          </table:table-cell>
          <table:table-cell office:value-type="float" office:value="72.740625" calcext:value-type="float">
            <text:p>72.740625</text:p>
          </table:table-cell>
          <table:table-cell office:value-type="float" office:value="85.2" calcext:value-type="float">
            <text:p>85.2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15:01:58</text:p>
          </table:table-cell>
          <table:table-cell office:value-type="float" office:value="76.14875" calcext:value-type="float">
            <text:p>76.14875</text:p>
          </table:table-cell>
          <table:table-cell office:value-type="float" office:value="89.2" calcext:value-type="float">
            <text:p>89.2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string" calcext:value-type="string">
            <text:p>15:01:58</text:p>
          </table:table-cell>
          <table:table-cell office:value-type="float" office:value="80.69875" calcext:value-type="float">
            <text:p>80.69875</text:p>
          </table:table-cell>
          <table:table-cell office:value-type="float" office:value="91.2" calcext:value-type="float">
            <text:p>91.2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office:value-type="string" calcext:value-type="string">
            <text:p>15:01:58</text:p>
          </table:table-cell>
          <table:table-cell office:value-type="float" office:value="84.68875" calcext:value-type="float">
            <text:p>84.68875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string" calcext:value-type="string">
            <text:p>15:01:58</text:p>
          </table:table-cell>
          <table:table-cell office:value-type="float" office:value="87.48" calcext:value-type="float">
            <text:p>87.48</text:p>
          </table:table-cell>
          <table:table-cell office:value-type="float" office:value="91.9" calcext:value-type="float">
            <text:p>91.9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15:01:58</text:p>
          </table:table-cell>
          <table:table-cell office:value-type="float" office:value="88.97625" calcext:value-type="float">
            <text:p>88.97625</text:p>
          </table:table-cell>
          <table:table-cell office:value-type="float" office:value="91.9" calcext:value-type="float">
            <text:p>91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5:01:58</text:p>
          </table:table-cell>
          <table:table-cell office:value-type="float" office:value="89.76375" calcext:value-type="float">
            <text:p>89.76375</text:p>
          </table:table-cell>
          <table:table-cell office:value-type="float" office:value="91.8" calcext:value-type="float">
            <text:p>91.8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15:01:58</text:p>
          </table:table-cell>
          <table:table-cell office:value-type="float" office:value="90" calcext:value-type="float">
            <text:p>90</text:p>
          </table:table-cell>
          <table:table-cell office:value-type="float" office:value="91.8" calcext:value-type="float">
            <text:p>91.8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15:01:59</text:p>
          </table:table-cell>
          <table:table-cell office:value-type="float" office:value="90" calcext:value-type="float">
            <text:p>90</text:p>
          </table:table-cell>
          <table:table-cell office:value-type="float" office:value="91.8" calcext:value-type="float">
            <text:p>91.8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15:01:59</text:p>
          </table:table-cell>
          <table:table-cell office:value-type="float" office:value="90" calcext:value-type="float">
            <text:p>90</text:p>
          </table:table-cell>
          <table:table-cell office:value-type="float" office:value="91.7" calcext:value-type="float">
            <text:p>91.7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string" calcext:value-type="string">
            <text:p>15:01:59</text:p>
          </table:table-cell>
          <table:table-cell office:value-type="float" office:value="90" calcext:value-type="float">
            <text:p>90</text:p>
          </table:table-cell>
          <table:table-cell office:value-type="float" office:value="91.6" calcext:value-type="float">
            <text:p>91.6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string" calcext:value-type="string">
            <text:p>15:02:00</text:p>
          </table:table-cell>
          <table:table-cell office:value-type="float" office:value="90" calcext:value-type="float">
            <text:p>90</text:p>
          </table:table-cell>
          <table:table-cell office:value-type="float" office:value="91.6" calcext:value-type="float">
            <text:p>91.6</text:p>
          </table:table-cell>
          <table:table-cell office:value-type="float" office:value="91.3" calcext:value-type="float">
            <text:p>91.3</text:p>
          </table:table-cell>
        </table:table-row>
      </table:table>
      <table:table table:name="Sheet8" table:style-name="ta1">
        <table:table-column table:style-name="co1" table:default-cell-style-name="ce1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5:02:59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7.5" calcext:value-type="float">
            <text:p>27.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15:03:00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7.4" calcext:value-type="float">
            <text:p>27.4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15:03:00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7.5" calcext:value-type="float">
            <text:p>27.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15:03:00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5" calcext:value-type="float">
            <text:p>27.5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5:03:00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6" calcext:value-type="float">
            <text:p>27.6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7.8" calcext:value-type="float">
            <text:p>27.8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8" calcext:value-type="float">
            <text:p>28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8.6" calcext:value-type="float">
            <text:p>28.6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0.96375" calcext:value-type="float">
            <text:p>30.96375</text:p>
          </table:table-cell>
          <table:table-cell office:value-type="float" office:value="29.7" calcext:value-type="float">
            <text:p>29.7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1.151875" calcext:value-type="float">
            <text:p>31.151875</text:p>
          </table:table-cell>
          <table:table-cell office:value-type="float" office:value="32.3" calcext:value-type="float">
            <text:p>32.3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1.48875" calcext:value-type="float">
            <text:p>31.48875</text:p>
          </table:table-cell>
          <table:table-cell table:number-columns-repeated="2"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1.9175" calcext:value-type="float">
            <text:p>31.9175</text:p>
          </table:table-cell>
          <table:table-cell office:value-type="float" office:value="37.4" calcext:value-type="float">
            <text:p>37.4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3.076875" calcext:value-type="float">
            <text:p>33.076875</text:p>
          </table:table-cell>
          <table:table-cell office:value-type="float" office:value="42.5" calcext:value-type="float">
            <text:p>42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4.468125" calcext:value-type="float">
            <text:p>34.468125</text:p>
          </table:table-cell>
          <table:table-cell office:value-type="float" office:value="45.1" calcext:value-type="float">
            <text:p>45.1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15:03:01</text:p>
          </table:table-cell>
          <table:table-cell office:value-type="float" office:value="36.165625" calcext:value-type="float">
            <text:p>36.165625</text:p>
          </table:table-cell>
          <table:table-cell office:value-type="float" office:value="49.2" calcext:value-type="float">
            <text:p>49.2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38.125625" calcext:value-type="float">
            <text:p>38.125625</text:p>
          </table:table-cell>
          <table:table-cell office:value-type="float" office:value="52.7" calcext:value-type="float">
            <text:p>52.7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40.435625" calcext:value-type="float">
            <text:p>40.435625</text:p>
          </table:table-cell>
          <table:table-cell office:value-type="float" office:value="55.4" calcext:value-type="float">
            <text:p>55.4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43.926875" calcext:value-type="float">
            <text:p>43.926875</text:p>
          </table:table-cell>
          <table:table-cell office:value-type="float" office:value="60.6" calcext:value-type="float">
            <text:p>60.6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47.29125" calcext:value-type="float">
            <text:p>47.29125</text:p>
          </table:table-cell>
          <table:table-cell office:value-type="float" office:value="64.5" calcext:value-type="float">
            <text:p>64.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50.485" calcext:value-type="float">
            <text:p>50.485</text:p>
          </table:table-cell>
          <table:table-cell office:value-type="float" office:value="69.9" calcext:value-type="float">
            <text:p>69.9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54.5975" calcext:value-type="float">
            <text:p>54.5975</text:p>
          </table:table-cell>
          <table:table-cell office:value-type="float" office:value="73" calcext:value-type="float">
            <text:p>7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58.408125" calcext:value-type="float">
            <text:p>58.408125</text:p>
          </table:table-cell>
          <table:table-cell office:value-type="float" office:value="76.7" calcext:value-type="float">
            <text:p>76.7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62.385" calcext:value-type="float">
            <text:p>62.385</text:p>
          </table:table-cell>
          <table:table-cell office:value-type="float" office:value="81.5" calcext:value-type="float">
            <text:p>81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67.25875" calcext:value-type="float">
            <text:p>67.25875</text:p>
          </table:table-cell>
          <table:table-cell office:value-type="float" office:value="85.1" calcext:value-type="float">
            <text:p>85.1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70.12875" calcext:value-type="float">
            <text:p>70.12875</text:p>
          </table:table-cell>
          <table:table-cell office:value-type="float" office:value="86.2" calcext:value-type="float">
            <text:p>86.2</text:p>
          </table:table-cell>
          <table:table-cell office:value-type="float" office:value="82.7" calcext:value-type="float">
            <text:p>82.7</text:p>
          </table:table-cell>
        </table:table-row>
        <table:table-row table:style-name="ro1">
          <table:table-cell office:value-type="string" calcext:value-type="string">
            <text:p>15:03:03</text:p>
          </table:table-cell>
          <table:table-cell office:value-type="float" office:value="74.8975" calcext:value-type="float">
            <text:p>74.8975</text:p>
          </table:table-cell>
          <table:table-cell office:value-type="float" office:value="89.3" calcext:value-type="float">
            <text:p>89.3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 office:value-type="string" calcext:value-type="string">
            <text:p>15:03:03</text:p>
          </table:table-cell>
          <table:table-cell office:value-type="float" office:value="82.890625" calcext:value-type="float">
            <text:p>82.890625</text:p>
          </table:table-cell>
          <table:table-cell office:value-type="float" office:value="92.3" calcext:value-type="float">
            <text:p>92.3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string" calcext:value-type="string">
            <text:p>15:03:03</text:p>
          </table:table-cell>
          <table:table-cell office:value-type="float" office:value="86.346875" calcext:value-type="float">
            <text:p>86.346875</text:p>
          </table:table-cell>
          <table:table-cell office:value-type="float" office:value="92.6" calcext:value-type="float">
            <text:p>92.6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string" calcext:value-type="string">
            <text:p>15:03:03</text:p>
          </table:table-cell>
          <table:table-cell office:value-type="float" office:value="88.376875" calcext:value-type="float">
            <text:p>88.376875</text:p>
          </table:table-cell>
          <table:table-cell office:value-type="float" office:value="92.5" calcext:value-type="float">
            <text:p>92.5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15:03:03</text:p>
          </table:table-cell>
          <table:table-cell office:value-type="float" office:value="89.44875" calcext:value-type="float">
            <text:p>89.44875</text:p>
          </table:table-cell>
          <table:table-cell office:value-type="float" office:value="92.4" calcext:value-type="float">
            <text:p>92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5:03:03</text:p>
          </table:table-cell>
          <table:table-cell office:value-type="float" office:value="90" calcext:value-type="float">
            <text:p>90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15:03:0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15:03:04</text:p>
          </table:table-cell>
          <table:table-cell office:value-type="float" office:value="90" calcext:value-type="float">
            <text:p>90</text:p>
          </table:table-cell>
          <table:table-cell office:value-type="float" office:value="92.2" calcext:value-type="float">
            <text:p>92.2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15:03:04</text:p>
          </table:table-cell>
          <table:table-cell office:value-type="float" office:value="90" calcext:value-type="float">
            <text:p>90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string" calcext:value-type="string">
            <text:p>15:03:05</text:p>
          </table:table-cell>
          <table:table-cell office:value-type="float" office:value="90" calcext:value-type="float">
            <text:p>90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</table:table-row>
      </table:table>
      <table:table table:name="Sheet9" table:style-name="ta1">
        <table:table-column table:style-name="co1" table:default-cell-style-name="ce1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5:04:35</text:p>
          </table:table-cell>
          <table:table-cell office:value-type="float" office:value="30.955" calcext:value-type="float">
            <text:p>30.955</text:p>
          </table:table-cell>
          <table:table-cell office:value-type="float" office:value="27.7" calcext:value-type="float">
            <text:p>27.7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5:04:35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7.7" calcext:value-type="float">
            <text:p>27.7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5:04:36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7.7" calcext:value-type="float">
            <text:p>27.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15:04:36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7.9" calcext:value-type="float">
            <text:p>27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15:04:36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8.3" calcext:value-type="float">
            <text:p>28.3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15:04:36</text:p>
          </table:table-cell>
          <table:table-cell office:value-type="float" office:value="30.94625" calcext:value-type="float">
            <text:p>30.94625</text:p>
          </table:table-cell>
          <table:table-cell office:value-type="float" office:value="28.9" calcext:value-type="float">
            <text:p>28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15:04:36</text:p>
          </table:table-cell>
          <table:table-cell office:value-type="float" office:value="31.038125" calcext:value-type="float">
            <text:p>31.038125</text:p>
          </table:table-cell>
          <table:table-cell office:value-type="float" office:value="32" calcext:value-type="float">
            <text:p>32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15:04:36</text:p>
          </table:table-cell>
          <table:table-cell office:value-type="float" office:value="31.20875" calcext:value-type="float">
            <text:p>31.20875</text:p>
          </table:table-cell>
          <table:table-cell office:value-type="float" office:value="34.3" calcext:value-type="float">
            <text:p>34.3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31.825625" calcext:value-type="float">
            <text:p>31.825625</text:p>
          </table:table-cell>
          <table:table-cell office:value-type="float" office:value="39.9" calcext:value-type="float">
            <text:p>39.9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32.735625" calcext:value-type="float">
            <text:p>32.735625</text:p>
          </table:table-cell>
          <table:table-cell office:value-type="float" office:value="43.4" calcext:value-type="float">
            <text:p>43.4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34.2625" calcext:value-type="float">
            <text:p>34.2625</text:p>
          </table:table-cell>
          <table:table-cell office:value-type="float" office:value="47.6" calcext:value-type="float">
            <text:p>47.6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36.07375" calcext:value-type="float">
            <text:p>36.07375</text:p>
          </table:table-cell>
          <table:table-cell office:value-type="float" office:value="53.2" calcext:value-type="float">
            <text:p>53.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38.43625" calcext:value-type="float">
            <text:p>38.43625</text:p>
          </table:table-cell>
          <table:table-cell office:value-type="float" office:value="56.2" calcext:value-type="float">
            <text:p>56.2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42.290625" calcext:value-type="float">
            <text:p>42.290625</text:p>
          </table:table-cell>
          <table:table-cell office:value-type="float" office:value="60.1" calcext:value-type="float">
            <text:p>60.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46.088125" calcext:value-type="float">
            <text:p>46.088125</text:p>
          </table:table-cell>
          <table:table-cell office:value-type="float" office:value="65.1" calcext:value-type="float">
            <text:p>65.1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50.121875" calcext:value-type="float">
            <text:p>50.121875</text:p>
          </table:table-cell>
          <table:table-cell office:value-type="float" office:value="68.5" calcext:value-type="float">
            <text:p>68.5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54.81625" calcext:value-type="float">
            <text:p>54.81625</text:p>
          </table:table-cell>
          <table:table-cell office:value-type="float" office:value="71.7" calcext:value-type="float">
            <text:p>71.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string" calcext:value-type="string">
            <text:p>15:04:37</text:p>
          </table:table-cell>
          <table:table-cell office:value-type="float" office:value="58.863125" calcext:value-type="float">
            <text:p>58.863125</text:p>
          </table:table-cell>
          <table:table-cell office:value-type="float" office:value="75.8" calcext:value-type="float">
            <text:p>75.8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63.11125" calcext:value-type="float">
            <text:p>63.11125</text:p>
          </table:table-cell>
          <table:table-cell office:value-type="float" office:value="79.5" calcext:value-type="float">
            <text:p>79.5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67.565" calcext:value-type="float">
            <text:p>67.565</text:p>
          </table:table-cell>
          <table:table-cell office:value-type="float" office:value="83.3" calcext:value-type="float">
            <text:p>83.3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70.23375" calcext:value-type="float">
            <text:p>70.23375</text:p>
          </table:table-cell>
          <table:table-cell office:value-type="float" office:value="84.4" calcext:value-type="float">
            <text:p>84.4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74.604375" calcext:value-type="float">
            <text:p>74.604375</text:p>
          </table:table-cell>
          <table:table-cell office:value-type="float" office:value="87.6" calcext:value-type="float">
            <text:p>87.6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78.305625" calcext:value-type="float">
            <text:p>78.305625</text:p>
          </table:table-cell>
          <table:table-cell office:value-type="float" office:value="90.5" calcext:value-type="float">
            <text:p>90.5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81.9325" calcext:value-type="float">
            <text:p>81.9325</text:p>
          </table:table-cell>
          <table:table-cell office:value-type="float" office:value="92.6" calcext:value-type="float">
            <text:p>92.6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85.625" calcext:value-type="float">
            <text:p>85.625</text:p>
          </table:table-cell>
          <table:table-cell office:value-type="float" office:value="92.7" calcext:value-type="float">
            <text:p>92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87.991875" calcext:value-type="float">
            <text:p>87.991875</text:p>
          </table:table-cell>
          <table:table-cell office:value-type="float" office:value="92.9" calcext:value-type="float">
            <text:p>92.9</text:p>
          </table:table-cell>
          <table:table-cell office:value-type="float" office:value="89.9" calcext:value-type="float">
            <text:p>89.9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89.251875" calcext:value-type="float">
            <text:p>89.251875</text:p>
          </table:table-cell>
          <table:table-cell office:value-type="float" office:value="92.8" calcext:value-type="float">
            <text:p>92.8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15:04:38</text:p>
          </table:table-cell>
          <table:table-cell office:value-type="float" office:value="89.9125" calcext:value-type="float">
            <text:p>89.9125</text:p>
          </table:table-cell>
          <table:table-cell office:value-type="float" office:value="92.8" calcext:value-type="float">
            <text:p>92.8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5:04:39</text:p>
          </table:table-cell>
          <table:table-cell office:value-type="float" office:value="90" calcext:value-type="float">
            <text:p>90</text:p>
          </table:table-cell>
          <table:table-cell office:value-type="float" office:value="92.8" calcext:value-type="float">
            <text:p>92.8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15:04:39</text:p>
          </table:table-cell>
          <table:table-cell office:value-type="float" office:value="90" calcext:value-type="float">
            <text:p>90</text:p>
          </table:table-cell>
          <table:table-cell office:value-type="float" office:value="92.7" calcext:value-type="float">
            <text:p>92.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5:04:39</text:p>
          </table:table-cell>
          <table:table-cell office:value-type="float" office:value="90" calcext:value-type="float">
            <text:p>90</text:p>
          </table:table-cell>
          <table:table-cell office:value-type="float" office:value="92.6" calcext:value-type="float">
            <text:p>92.6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5:04:39</text:p>
          </table:table-cell>
          <table:table-cell office:value-type="float" office:value="90" calcext:value-type="float">
            <text:p>90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15:04:40</text:p>
          </table:table-cell>
          <table:table-cell office:value-type="float" office:value="90" calcext:value-type="float">
            <text:p>90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</table:table-row>
      </table:table>
      <table:table table:name="Sheet10" table:style-name="ta1">
        <table:table-column table:style-name="co1" table:default-cell-style-name="ce1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5:05:42</text:p>
          </table:table-cell>
          <table:table-cell office:value-type="float" office:value="30.955" calcext:value-type="float">
            <text:p>30.955</text:p>
          </table:table-cell>
          <table:table-cell office:value-type="float" office:value="27.6" calcext:value-type="float">
            <text:p>27.6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5:05:43</text:p>
          </table:table-cell>
          <table:table-cell office:value-type="float" office:value="30.955" calcext:value-type="float">
            <text:p>30.955</text:p>
          </table:table-cell>
          <table:table-cell office:value-type="float" office:value="27.6" calcext:value-type="float">
            <text:p>27.6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5:05:43</text:p>
          </table:table-cell>
          <table:table-cell office:value-type="float" office:value="30.955" calcext:value-type="float">
            <text:p>30.955</text:p>
          </table:table-cell>
          <table:table-cell office:value-type="float" office:value="27.5" calcext:value-type="float">
            <text:p>27.5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15:05:43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7.7" calcext:value-type="float">
            <text:p>27.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7.8" calcext:value-type="float">
            <text:p>27.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8.3" calcext:value-type="float">
            <text:p>28.3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0.950625" calcext:value-type="float">
            <text:p>30.950625</text:p>
          </table:table-cell>
          <table:table-cell office:value-type="float" office:value="29.3" calcext:value-type="float">
            <text:p>29.3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1.08625" calcext:value-type="float">
            <text:p>31.08625</text:p>
          </table:table-cell>
          <table:table-cell office:value-type="float" office:value="31.7" calcext:value-type="float">
            <text:p>31.7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1.29625" calcext:value-type="float">
            <text:p>31.29625</text:p>
          </table:table-cell>
          <table:table-cell office:value-type="float" office:value="34.4" calcext:value-type="float">
            <text:p>34.4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1.9525" calcext:value-type="float">
            <text:p>31.9525</text:p>
          </table:table-cell>
          <table:table-cell office:value-type="float" office:value="38.1" calcext:value-type="float">
            <text:p>38.1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2.9325" calcext:value-type="float">
            <text:p>32.9325</text:p>
          </table:table-cell>
          <table:table-cell office:value-type="float" office:value="43.2" calcext:value-type="float">
            <text:p>43.2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4.065625" calcext:value-type="float">
            <text:p>34.065625</text:p>
          </table:table-cell>
          <table:table-cell office:value-type="float" office:value="46.3" calcext:value-type="float">
            <text:p>46.3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6.008125" calcext:value-type="float">
            <text:p>36.008125</text:p>
          </table:table-cell>
          <table:table-cell office:value-type="float" office:value="50.5" calcext:value-type="float">
            <text:p>50.5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15:05:44</text:p>
          </table:table-cell>
          <table:table-cell office:value-type="float" office:value="38.34875" calcext:value-type="float">
            <text:p>38.34875</text:p>
          </table:table-cell>
          <table:table-cell office:value-type="float" office:value="56.4" calcext:value-type="float">
            <text:p>56.4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41.6475" calcext:value-type="float">
            <text:p>41.6475</text:p>
          </table:table-cell>
          <table:table-cell office:value-type="float" office:value="61.9" calcext:value-type="float">
            <text:p>61.9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45.34875" calcext:value-type="float">
            <text:p>45.34875</text:p>
          </table:table-cell>
          <table:table-cell office:value-type="float" office:value="65.6" calcext:value-type="float">
            <text:p>65.6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48.844375" calcext:value-type="float">
            <text:p>48.844375</text:p>
          </table:table-cell>
          <table:table-cell office:value-type="float" office:value="70.2" calcext:value-type="float">
            <text:p>70.2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53.709375" calcext:value-type="float">
            <text:p>53.709375</text:p>
          </table:table-cell>
          <table:table-cell office:value-type="float" office:value="76" calcext:value-type="float">
            <text:p>76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58.50875" calcext:value-type="float">
            <text:p>58.50875</text:p>
          </table:table-cell>
          <table:table-cell office:value-type="float" office:value="78.9" calcext:value-type="float">
            <text:p>78.9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62.975625" calcext:value-type="float">
            <text:p>62.975625</text:p>
          </table:table-cell>
          <table:table-cell office:value-type="float" office:value="82.8" calcext:value-type="float">
            <text:p>82.8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68.601875" calcext:value-type="float">
            <text:p>68.601875</text:p>
          </table:table-cell>
          <table:table-cell office:value-type="float" office:value="87.5" calcext:value-type="float">
            <text:p>87.5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71.970625" calcext:value-type="float">
            <text:p>71.970625</text:p>
          </table:table-cell>
          <table:table-cell office:value-type="float" office:value="91" calcext:value-type="float">
            <text:p>91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77.295" calcext:value-type="float">
            <text:p>77.295</text:p>
          </table:table-cell>
          <table:table-cell office:value-type="float" office:value="91.9" calcext:value-type="float">
            <text:p>91.9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string" calcext:value-type="string">
            <text:p>15:05:45</text:p>
          </table:table-cell>
          <table:table-cell office:value-type="float" office:value="80.34875" calcext:value-type="float">
            <text:p>80.34875</text:p>
          </table:table-cell>
          <table:table-cell office:value-type="float" office:value="93.5" calcext:value-type="float">
            <text:p>93.5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15:05:46</text:p>
          </table:table-cell>
          <table:table-cell office:value-type="float" office:value="82.2475" calcext:value-type="float">
            <text:p>82.2475</text:p>
          </table:table-cell>
          <table:table-cell office:value-type="float" office:value="93.4" calcext:value-type="float">
            <text:p>93.4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5:05:46</text:p>
          </table:table-cell>
          <table:table-cell office:value-type="float" office:value="86.075625" calcext:value-type="float">
            <text:p>86.07562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15:05:46</text:p>
          </table:table-cell>
          <table:table-cell office:value-type="float" office:value="88.236875" calcext:value-type="float">
            <text:p>88.23687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15:05:46</text:p>
          </table:table-cell>
          <table:table-cell office:value-type="float" office:value="89.383125" calcext:value-type="float">
            <text:p>89.383125</text:p>
          </table:table-cell>
          <table:table-cell office:value-type="float" office:value="93.4" calcext:value-type="float">
            <text:p>93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5:05:46</text:p>
          </table:table-cell>
          <table:table-cell office:value-type="float" office:value="89.9825" calcext:value-type="float">
            <text:p>89.9825</text:p>
          </table:table-cell>
          <table:table-cell office:value-type="float" office:value="93.4" calcext:value-type="float">
            <text:p>93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5:05:46</text:p>
          </table:table-cell>
          <table:table-cell office:value-type="float" office:value="90" calcext:value-type="float">
            <text:p>90</text:p>
          </table:table-cell>
          <table:table-cell office:value-type="float" office:value="93.3" calcext:value-type="float">
            <text:p>93.3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5:05:46</text:p>
          </table:table-cell>
          <table:table-cell office:value-type="float" office:value="90" calcext:value-type="float">
            <text:p>90</text:p>
          </table:table-cell>
          <table:table-cell office:value-type="float" office:value="93.2" calcext:value-type="float">
            <text:p>93.2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5:05:47</text:p>
          </table:table-cell>
          <table:table-cell office:value-type="float" office:value="90" calcext:value-type="float">
            <text:p>90</text:p>
          </table:table-cell>
          <table:table-cell office:value-type="float" office:value="93.1" calcext:value-type="float">
            <text:p>93.1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5:05:4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4:37:01.053083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1T14:41:00.889902497</dc:date>
    <meta:editing-duration>PT18M3S</meta:editing-duration>
    <meta:editing-cycles>3</meta:editing-cycles>
    <meta:generator>LibreOffice/6.0.7.3$Linux_X86_64 LibreOffice_project/00m0$Build-3</meta:generator>
    <meta:document-statistic meta:table-count="10" meta:cell-count="1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988cm" svg:height="22.765cm" xlink:href=".." xlink:type="simple" chart:class="chart:scatter" chart:style-name="ch1">
        <chart:legend chart:legend-position="bottom" svg:x="17.195cm" svg:y="22.166cm" style:legend-expansion="wide" chart:style-name="ch2"/>
        <chart:plot-area chart:style-name="ch3" table:cell-range-address="Sheet1.A2:Sheet1.D34 Sheet1.B1:Sheet1.D1" chart:data-source-has-labels="row" svg:x="0.799cm" svg:y="0.455cm" svg:width="38.39cm" svg:height="21.072cm">
          <chartooo:coordinate-region svg:x="1.42cm" svg:y="0.654cm" svg:width="37.396cm" svg:height="20.2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4" chart:label-cell-address="Sheet1.B1:Sheet1.B1" chart:class="chart:scatter">
            <chart:domain table:cell-range-address="Sheet1.A2:Sheet1.A34"/>
            <chart:data-point chart:repeated="33"/>
          </chart:series>
          <chart:series chart:style-name="ch8" chart:values-cell-range-address="Sheet1.C2:Sheet1.C34" chart:label-cell-address="Sheet1.C1:Sheet1.C1" chart:class="chart:scatter">
            <chart:data-point chart:repeated="33"/>
          </chart:series>
          <chart:series chart:style-name="ch9" chart:values-cell-range-address="Sheet1.D2:Sheet1.D34" chart:label-cell-address="Sheet1.D1:Sheet1.D1" chart:class="chart:scatter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</text:p>
                <draw:g>
                  <svg:desc>Sheet1.B1:Sheet1.B1</svg:desc>
                </draw:g>
              </table:table-cell>
              <table:table-cell office:value-type="string">
                <text:p>US</text:p>
                <draw:g>
                  <svg:desc>Sheet1.C1:Sheet1.C1</svg:desc>
                </draw:g>
              </table:table-cell>
              <table:table-cell office:value-type="string">
                <text:p>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4</svg:desc>
                </draw:g>
              </table:table-cell>
              <table:table-cell office:value-type="float" office:value="27.6">
                <text:p>27.6</text:p>
                <draw:g>
                  <svg:desc>Sheet1.B2:Sheet1.B34</svg:desc>
                </draw:g>
              </table:table-cell>
              <table:table-cell office:value-type="float" office:value="31.48875">
                <text:p>31.48875</text:p>
                <draw:g>
                  <svg:desc>Sheet1.C2:Sheet1.C34</svg:desc>
                </draw:g>
              </table:table-cell>
              <table:table-cell office:value-type="float" office:value="27.8">
                <text:p>27.8</text:p>
                <draw:g>
                  <svg:desc>Sheet1.D2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6">
                <text:p>27.6</text:p>
              </table:table-cell>
              <table:table-cell office:value-type="float" office:value="31.48875">
                <text:p>31.48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.6">
                <text:p>27.6</text:p>
              </table:table-cell>
              <table:table-cell office:value-type="float" office:value="31.48875">
                <text:p>31.48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.7">
                <text:p>27.7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.2">
                <text:p>28.2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.3">
                <text:p>29.3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.5">
                <text:p>39.5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.3">
                <text:p>43.3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4.3">
                <text:p>54.3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1.5">
                <text:p>61.5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.6">
                <text:p>66.6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4">
                <text:p>74.4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9.6">
                <text:p>79.6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0.1">
                <text:p>90.1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.6">
                <text:p>92.6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7.1">
                <text:p>107.1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9.2">
                <text:p>109.2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3.5">
                <text:p>113.5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9.8">
                <text:p>119.8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2.9">
                <text:p>122.9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9.2">
                <text:p>129.2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8.3">
                <text:p>148.3</text:p>
              </table:table-cell>
              <table:table-cell office:value-type="float" office:value="90">
                <text:p>90</text:p>
              </table:table-cell>
              <table:table-cell office:value-type="float" office:value="148.8">
                <text:p>14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